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34.75" calcext:value-type="float">
            <text:p>34,8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74.25" calcext:value-type="float">
            <text:p>174,3</text:p>
          </table:table-cell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70744680851064" calcext:value-type="float">
            <text:p>3,7</text:p>
          </table:table-cell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76" calcext:value-type="float">
            <text:p>76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2" calcext:value-type="float">
            <text:p>42</text:p>
          </table:table-cell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22" calcext:value-type="date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68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40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2T11:26:37.055000000</dc:date>
    <meta:editing-duration>PT9H37M24S</meta:editing-duration>
    <meta:editing-cycles>96</meta:editing-cycles>
    <meta:generator>LibreOffice/7.4.3.2$Windows_X86_64 LibreOffice_project/1048a8393ae2eeec98dff31b5c133c5f1d08b890</meta:generator>
    <meta:document-statistic meta:table-count="1" meta:cell-count="481" meta:object-count="0"/>
  </office:meta>
</office:document-meta>
</file>